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3mm"/>
    </style:style>
    <style:style style:name="co4" style:family="table-column">
      <style:table-column-properties fo:break-before="auto" style:column-width="45mm"/>
    </style:style>
    <style:style style:name="co11" style:family="table-column">
      <style:table-column-properties fo:break-before="auto" style:column-width="50.01mm"/>
    </style:style>
    <style:style style:name="co15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4.13mm"/>
    </style:style>
    <style:style style:name="co7" style:family="table-column">
      <style:table-column-properties fo:break-before="auto" style:column-width="76.4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43mm"/>
    </style:style>
    <style:style style:name="co10" style:family="table-column">
      <style:table-column-properties fo:break-before="auto" style:column-width="46.2mm"/>
    </style:style>
    <style:style style:name="co12" style:family="table-column">
      <style:table-column-properties fo:break-before="auto" style:column-width="41.08mm"/>
    </style:style>
    <style:style style:name="co13" style:family="table-column">
      <style:table-column-properties fo:break-before="auto" style:column-width="38.52mm"/>
    </style:style>
    <style:style style:name="co14" style:family="table-column">
      <style:table-column-properties fo:break-before="auto" style:column-width="28.36mm"/>
    </style:style>
    <style:style style:name="co16" style:family="table-column">
      <style:table-column-properties fo:break-before="auto" style:column-width="33.92mm"/>
    </style:style>
    <style:style style:name="co17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4.07mm"/>
    </style:style>
    <style:style style:name="co19" style:family="table-column">
      <style:table-column-properties fo:break-before="auto" style:column-width="11.47mm"/>
    </style:style>
    <style:style style:name="co21" style:family="table-column">
      <style:table-column-properties fo:break-before="auto" style:column-width="4.18mm"/>
    </style:style>
    <style:style style:name="co22" style:family="table-column">
      <style:table-column-properties fo:break-before="auto" style:column-width="22.12mm"/>
    </style:style>
    <style:style style:name="co23" style:family="table-column">
      <style:table-column-properties fo:break-before="auto" style:column-width="35.22mm"/>
    </style:style>
    <style:style style:name="co24" style:family="table-column">
      <style:table-column-properties fo:break-before="auto" style:column-width="4.29mm"/>
    </style:style>
    <style:style style:name="co25" style:family="table-column">
      <style:table-column-properties fo:break-before="auto" style:column-width="12.72mm"/>
    </style:style>
    <style:style style:name="co26" style:family="table-column">
      <style:table-column-properties fo:break-before="auto" style:column-width="28.8mm"/>
    </style:style>
    <style:style style:name="co27" style:family="table-column">
      <style:table-column-properties fo:break-before="auto" style:column-width="4.45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44.52mm"/>
    </style:style>
    <style:style style:name="co30" style:family="table-column">
      <style:table-column-properties fo:break-before="auto" style:column-width="22.67mm"/>
    </style:style>
    <style:style style:name="co31" style:family="table-column">
      <style:table-column-properties fo:break-before="auto" style:column-width="26.55mm"/>
    </style:style>
    <style:style style:name="co32" style:family="table-column">
      <style:table-column-properties fo:break-before="auto" style:column-width="22.93mm"/>
    </style:style>
    <style:style style:name="co33" style:family="table-column">
      <style:table-column-properties fo:break-before="auto" style:column-width="36.79mm"/>
    </style:style>
    <style:style style:name="co34" style:family="table-column">
      <style:table-column-properties fo:break-before="auto" style:column-width="47.64mm"/>
    </style:style>
    <style:style style:name="co35" style:family="table-column">
      <style:table-column-properties fo:break-before="auto" style:column-width="49.88mm"/>
    </style:style>
    <style:style style:name="co36" style:family="table-column">
      <style:table-column-properties fo:break-before="auto" style:column-width="26.3mm"/>
    </style:style>
    <style:style style:name="co37" style:family="table-column">
      <style:table-column-properties fo:break-before="auto" style:column-width="53.08mm"/>
    </style:style>
    <style:style style:name="co38" style:family="table-column">
      <style:table-column-properties fo:break-before="auto" style:column-width="30.78mm"/>
    </style:style>
    <style:style style:name="co39" style:family="table-column">
      <style:table-column-properties fo:break-before="auto" style:column-width="67.84mm"/>
    </style:style>
    <style:style style:name="co40" style:family="table-column">
      <style:table-column-properties fo:break-before="auto" style:column-width="35.97mm"/>
    </style:style>
    <style:style style:name="co41" style:family="table-column">
      <style:table-column-properties fo:break-before="auto" style:column-width="27.46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23.58mm"/>
    </style:style>
    <style:style style:name="co44" style:family="table-column">
      <style:table-column-properties fo:break-before="auto" style:column-width="25.56mm"/>
    </style:style>
    <style:style style:name="co45" style:family="table-column">
      <style:table-column-properties fo:break-before="auto" style:column-width="40.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2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cccc" style:cell-protect="protected" style:print-content="true"/>
    </style:style>
    <style:style style:name="ce23" style:family="table-cell" style:parent-style-name="Default">
      <style:table-cell-properties fo:background-color="#d3ffd5" style:cell-protect="protected" style:print-content="true"/>
    </style:style>
    <style:style style:name="ce9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6" style:family="table-cell" style:parent-style-name="identifier">
      <style:table-cell-properties style:cell-protect="none" style:print-content="true"/>
    </style:style>
    <style:style style:name="ce37" style:family="table-cell" style:parent-style-name="displayName">
      <style:table-cell-properties style:cell-protect="none" style:print-content="true"/>
    </style:style>
    <style:style style:name="ce49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d3ffd5" style:cell-protect="none" style:print-content="true"/>
    </style:style>
    <style:style style:name="ce15" style:family="table-cell" style:parent-style-name="Default">
      <style:table-cell-properties fo:background-color="#ffcccc" style:cell-protect="protected" style:print-content="true"/>
    </style:style>
    <style:style style:name="ce17" style:family="table-cell" style:parent-style-name="Default">
      <style:table-cell-properties fo:background-color="#d3ffd5" style:cell-protect="protected" style:print-content="true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identifier">
      <style:table-cell-properties style:cell-protect="none" style:print-content="true"/>
    </style:style>
    <style:style style:name="ce34" style:family="table-cell" style:parent-style-name="displayName">
      <style:table-cell-properties style:cell-protect="none" style:print-content="true"/>
    </style:style>
    <style:style style:name="ce22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27" style:family="table-cell" style:parent-style-name="literal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reference">
      <style:table-cell-properties style:cell-protect="none" style:print-content="true"/>
    </style:style>
    <style:style style:name="ce31" style:family="table-cell" style:parent-style-name="property">
      <style:table-cell-properties style:cell-protect="none" style:print-content="true"/>
    </style:style>
    <style:style style:name="ce26" style:family="table-cell" style:parent-style-name="property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44" style:family="table-cell" style:parent-style-name="property">
      <style:table-cell-properties style:cell-protect="none" style:print-content="true"/>
      <style:text-properties style:font-name="Arial11" fo:font-size="10pt" style:font-name-asian="Arial11" style:font-size-asian="10pt" style:font-size-complex="10pt"/>
    </style:style>
    <style:style style:name="ce25" style:family="table-cell" style:parent-style-name="property">
      <style:table-cell-properties style:cell-protect="none" style:print-content="true"/>
    </style:style>
    <style:style style:name="ce28" style:family="table-cell" style:parent-style-name="Default">
      <style:table-cell-properties fo:background-color="#ffcccc" style:cell-protect="none" style:print-content="true" style:text-align-source="fix" style:repeat-content="false"/>
      <style:paragraph-properties fo:text-align="center" fo:margin-left="0mm"/>
    </style:style>
    <style:style style:name="ce38" style:family="table-cell" style:parent-style-name="value">
      <style:table-cell-properties style:cell-protect="none" style:print-content="true"/>
    </style:style>
    <style:style style:name="ce48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whole-number() and cell-content()&gt;=0" table:allow-empty-cell="true" table:base-cell-address="Folder.D2">
          <table:help-message table:title="Rank property of a form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help-message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6" table:condition="of:cell-content-is-whole-number() and cell-content()&gt;=0" table:allow-empty-cell="true" table:base-cell-address="Contents.E2">
          <table:help-message table:display="true"/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7" table:condition="of:cell-content-is-in-list([Contents.$B$1:.$I$650])" table:allow-empty-cell="false" table:display-list="sort-ascending" table:base-cell-address="Folder.H2"/>
        <table:content-validation table:name="val8" table:condition="of:cell-content-is-in-list([$Properties.$B$11:.$Z$11])" table:allow-empty-cell="true" table:display-list="sort-ascending" table:base-cell-address="View.F2"/>
        <table:content-validation table:name="val9" table:condition="of:cell-content-is-in-list([$Contents.$C$1:.$I$650])" table:allow-empty-cell="true" table:display-list="sort-ascending" table:base-cell-address="View.H2"/>
        <table:content-validation table:name="val10" table:condition="of:cell-content-is-in-list([$Contents.$J$1:.$J$650])" table:allow-empty-cell="true" table:display-list="sort-ascending" table:base-cell-address="Message.E2"/>
        <table:content-validation table:name="val11" table:condition="of:cell-content-is-in-list([$Properties.$B$16:.$Z$16])" table:allow-empty-cell="true" table:display-list="unsorted" table:base-cell-address="Message.F2">
          <table:error-message table:message-type="stop" table:title="Form - Display Rank" table:display="true">
            <text:p>Rank must be an integer.</text:p>
            <text:p>Rank 0 is not displayed for user selection.</text:p>
            <text:p>Rank &gt; 0 is used to determine the order in which the forms are displayed for user selection.</text:p>
          </table:error-message>
        </table:content-validation>
        <table:content-validation table:name="val12" table:condition="of:cell-content-is-in-list([$Contents.$J$1:.$J$650])" table:allow-empty-cell="true" table:display-list="sort-ascending" table:base-cell-address="Form.H2"/>
        <table:content-validation table:name="val13" table:condition="of:cell-content-is-in-list([$Contents.$J$1:.$J$650])" table:allow-empty-cell="true" table:display-list="sort-ascending" table:base-cell-address="Letter.H2"/>
        <table:content-validation table:name="val14" table:condition="of:cell-content-is-in-list([$Contents.$J$1:.$J$650])" table:allow-empty-cell="true" table:display-list="sort-ascending" table:base-cell-address="Pathway.G2"/>
        <table:content-validation table:name="val15" table:condition="of:cell-content-is-in-list([$Properties.$B$4:$Properties.$Z$4])" table:allow-empty-cell="false" table:display-list="unsorted" table:base-cell-address="Section.F2"/>
        <table:content-validation table:name="val16" table:condition="of:cell-content-is-in-list([$Properties.$B$3:.$C$3])" table:allow-empty-cell="false" table:display-list="unsorted" table:base-cell-address="Section.G2"/>
        <table:content-validation table:name="val17" table:condition="of:cell-content-is-in-list([$Properties.$B$12:$Properties.$Z$12])" table:allow-empty-cell="false" table:display-list="unsorted" table:base-cell-address="Booking.F2"/>
        <table:content-validation table:name="val18" table:condition="of:cell-content-is-in-list([$Contents.$J$1:.$K$650])" table:allow-empty-cell="false" table:display-list="sort-ascending" table:base-cell-address="Section.M2"/>
        <table:content-validation table:name="val19" table:condition="of:cell-content-is-in-list([$Contents.$K$1:.$K650])" table:allow-empty-cell="true" table:display-list="sort-ascending" table:base-cell-address="Entry.F2"/>
        <table:content-validation table:name="val20" table:condition="of:cell-content-is-in-list([$Properties.$B$9:$Properties.$Z$9])" table:allow-empty-cell="false" table:display-list="sort-ascending" table:base-cell-address="Entry.I2"/>
        <table:content-validation table:name="val21" table:condition="of:cell-content-is-in-list([$Properties.$B$5:$Properties.$Z$5])" table:allow-empty-cell="true" table:display-list="unsorted" table:base-cell-address="Entry.J2"/>
        <table:content-validation table:name="val22" table:condition="of:cell-content-is-in-list([$Properties.$B$6:$Properties.$Z$6])" table:allow-empty-cell="false" table:display-list="unsorted" table:base-cell-address="Entry.K2"/>
        <table:content-validation table:name="val23" table:condition="of:cell-content-is-in-list([$Properties.$B$7:$Properties.$Z$7])" table:allow-empty-cell="false" table:display-list="unsorted" table:base-cell-address="Entry.L2"/>
        <table:content-validation table:name="val24" table:condition="of:cell-content-is-in-list([$Properties.$B$3:$Properties.$Z$3])" table:allow-empty-cell="true" table:display-list="unsorted" table:base-cell-address="Entry.M2"/>
        <table:content-validation table:name="val25" table:condition="of:cell-content-is-in-list([$Properties.$B$15:$Properties.$Z$15])" table:allow-empty-cell="true" table:display-list="unsorted" table:base-cell-address="Entry.N2"/>
        <table:content-validation table:name="val26" table:condition="of:cell-content-is-in-list([$Contents.$O$1:$Contents.$O664])" table:allow-empty-cell="false" table:display-list="sort-ascending" table:base-cell-address="Entry.O2"/>
        <table:content-validation table:name="val27" table:condition="of:cell-content-is-in-list([$Contents.$O$1:$Contents.$O664])" table:allow-empty-cell="false" table:display-list="sort-ascending" table:base-cell-address="Entry.P2"/>
        <table:content-validation table:name="val28" table:condition="of:cell-content-is-in-list([$Properties.$B$12:$Properties.$Z$12])" table:allow-empty-cell="false" table:display-list="unsorted" table:base-cell-address="Entry.Q2"/>
        <table:content-validation table:name="val29" table:condition="of:cell-content-is-in-list([$Properties.$B$16:$Properties.$Z$16])" table:allow-empty-cell="false" table:display-list="unsorted" table:base-cell-address="Entry.R2"/>
        <table:content-validation table:name="val30" table:condition="of:cell-content-is-in-list([$Properties.$B$14:$Properties.$Z$14])" table:allow-empty-cell="false" table:display-list="unsorted" table:base-cell-address="Entry.S2"/>
        <table:content-validation table:name="val31" table:condition="of:cell-content-is-in-list(IF([.$I2]=&quot;Observation&quot;;[$Contents.$N$1:$Contents.$O1000];{}))" table:allow-empty-cell="false" table:display-list="sort-ascending" table:base-cell-address="Entry.X2"/>
        <table:content-validation table:name="val32" table:condition="of:cell-content-is-in-list([$Properties.$B$3:.$Z$3])" table:allow-empty-cell="true" table:display-list="unsorted" table:base-cell-address="Entry.M2"/>
        <table:content-validation table:name="val33" table:condition="of:cell-content-is-in-list([$Contents.$N$1:$Contents.$O$650])" table:allow-empty-cell="true" table:display-list="sort-ascending" table:base-cell-address="Cluster.H2"/>
        <table:content-validation table:name="val34" table:condition="of:cell-content-is-in-list([$Contents.$M$1:.$M$650])" table:allow-empty-cell="true" table:display-list="sort-ascending" table:base-cell-address="Element.E2"/>
        <table:content-validation table:name="val35" table:condition="of:cell-content-is-in-list([$Properties.$B$13:$Properties.$Z$13])" table:allow-empty-cell="false" table:display-list="unsorted" table:base-cell-address="Element.F2"/>
        <table:content-validation table:name="val36" table:condition="of:cell-content-is-in-list([$Properties.$B$8:$Properties.$Z$8])" table:allow-empty-cell="false" table:display-list="unsorted" table:base-cell-address="Element.G2"/>
        <table:content-validation table:name="val37" table:condition="of:cell-content-is-in-list([$Properties.$B$10:$Properties.$Z$10])" table:allow-empty-cell="false" table:display-list="unsorted" table:base-cell-address="Element.H2"/>
        <table:content-validation table:name="val38" table:condition="of:cell-content-is-in-list([$Properties.$B$16:$Properties.$Z$16])" table:allow-empty-cell="false" table:display-list="unsorted" table:base-cell-address="Element.I2"/>
        <table:content-validation table:name="val39" table:condition="of:cell-content-is-in-list([$Contents.$P$1:.$P$500])" table:allow-empty-cell="false" table:display-list="sort-ascending" table:base-cell-address="Element.J2"/>
        <table:content-validation table:name="val40" table:condition="of:cell-content-is-in-list([$Properties.$B$17:.$Z$17])" table:allow-empty-cell="false" table:display-list="sort-ascending" table:base-cell-address="CodePoint.F2"/>
        <table:content-validation table:name="val41" table:condition="of:cell-content-is-in-list([$Contents.$K$1:.$K650])" table:allow-empty-cell="false" table:display-list="sort-ascending" table:base-cell-address="CodePoint.H2"/>
      </table:content-validations>
      <table:table table:name="Configuration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6"/>
        <table:table-column table:style-name="co7" table:default-cell-style-name="ce13"/>
        <table:table-row table:style-name="ro1">
          <table:table-cell table:style-name="ce10"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pplicationId</text:p>
          </table:table-cell>
          <table:table-cell table:style-name="ce14" table:content-validation-name="val1" office:value-type="string" calcext:value-type="string">
            <text:p>cityEHR</text:p>
          </table:table-cell>
        </table:table-row>
        <table:table-row table:style-name="ro2">
          <table:table-cell office:value-type="string" calcext:value-type="string">
            <text:p>ApplicationOwner</text:p>
          </table:table-cell>
          <table:table-cell table:style-name="ce14" table:content-validation-name="val2" office:value-type="string" calcext:value-type="string">
            <text:p>John Chelsom</text:p>
          </table:table-cell>
        </table:table-row>
        <table:table-row table:style-name="ro2">
          <table:table-cell office:value-type="string" calcext:value-type="string">
            <text:p>SpecialtyId</text:p>
          </table:table-cell>
          <table:table-cell table:style-name="ce14" table:content-validation-name="val3" office:value-type="string" calcext:value-type="string">
            <text:p>cityEHRBase</text:p>
          </table:table-cell>
        </table:table-row>
        <table:table-row table:style-name="ro2">
          <table:table-cell office:value-type="string" calcext:value-type="string">
            <text:p>SpecialtyDisplayName</text:p>
          </table:table-cell>
          <table:table-cell table:style-name="ce14" table:content-validation-name="val4" office:value-type="string" calcext:value-type="string">
            <text:p>cityEHR Base (Common) Model</text:p>
          </table:table-cell>
        </table:table-row>
        <table:table-row table:style-name="ro2">
          <table:table-cell office:value-type="string" calcext:value-type="string">
            <text:p>LanguageCode</text:p>
          </table:table-cell>
          <table:table-cell table:style-name="ce14" office:value-type="string" calcext:value-type="string">
            <text:p>en-gb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</table:table-row>
      </table:table>
      <table:table table:name="Propertie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5"/>
        <table:table-column table:style-name="co4" table:number-columns-repeated="25" table:default-cell-style-name="ce17"/>
        <table:table-row table:style-name="ro2">
          <table:table-cell table:style-name="ce10" office:value-type="string" calcext:value-type="string">
            <text:p>Property</text:p>
          </table:table-cell>
          <table:table-cell table:style-name="ce13" office:value-type="string" calcext:value-type="string" table:number-columns-spanned="25" table:number-rows-spanned="1">
            <text:p>Values</text:p>
          </table:table-cell>
          <table:covered-table-cell table:number-columns-repeated="24" table:style-name="ce13"/>
        </table:table-row>
        <table:table-row table:style-name="ro2">
          <table:table-cell office:value-type="string" calcext:value-type="string">
            <text:p>ISO-13606</text:p>
          </table:table-cell>
          <table:table-cell office:value-type="string" calcext:value-type="string">
            <text:p>EHR_Extract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Elemen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quenc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Unrank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ctionContex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Booking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Occurren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pleEntry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itialValu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Pre-filled</text:p>
          </table:table-cell>
          <table:table-cell office:value-type="string" calcext:value-type="string">
            <text:p>DistinctValues</text:p>
          </table:table-cell>
          <table:table-cell office:value-type="string" calcext:value-type="string">
            <text:p>AllValu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ransien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ta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yTimeDuration</text:p>
          </table:table-cell>
          <table:table-cell office:value-type="string" calcext:value-type="string">
            <text:p>yearMonthDura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nyURI</text:p>
          </table:table-cell>
          <table:table-cell office:value-type="string" calcext:value-type="string">
            <text:p>base64Binar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tryTyp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ubstanceAdministration</text:p>
          </table:table-cell>
          <table:table-cell office:value-type="string" calcext:value-type="string">
            <text:p>Encoun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quiredValu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ViewTy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Repor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endi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age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noted</text:p>
          </table:table-cell>
          <table:table-cell office:value-type="string" calcext:value-type="string">
            <text:p>Enumerate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Highlighted</text:p>
          </table:table-cell>
          <table:table-cell office:value-type="string" calcext:value-type="string">
            <text:p>Hid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lementType</text:p>
          </table:table-cell>
          <table:table-cell office:value-type="string" calcext:value-type="string">
            <text:p>simpleType</text:p>
          </table:table-cell>
          <table:table-cell office:value-type="string" calcext:value-type="string">
            <text:p>patientMedia</text:p>
          </table:table-cell>
          <table:table-cell office:value-type="string" calcext:value-type="string">
            <text:p>calculatedValue</text:p>
          </table:table-cell>
          <table:table-cell office:value-type="string" calcext:value-type="string">
            <text:p>staticValue</text:p>
          </table:table-cell>
          <table:table-cell office:value-type="string" calcext:value-type="string">
            <text:p>enumeratedValue</text:p>
          </table:table-cell>
          <table:table-cell office:value-type="string" calcext:value-type="string">
            <text:p>enumeratedCalculatedValue</text:p>
          </table:table-cell>
          <table:table-cell office:value-type="string" calcext:value-type="string">
            <text:p>enumeratedClass</text:p>
          </table:table-cell>
          <table:table-cell office:value-type="string" calcext:value-type="string">
            <text:p>enumeratedDirectory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c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hortSearch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imarySearch</text:p>
          </table:table-cell>
          <table:table-cell office:value-type="string" calcext:value-type="string">
            <text:p>NotSearchabl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ortOrder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Defined</text:p>
          </table:table-cell>
          <table:table-cell office:value-type="string" calcext:value-type="string">
            <text:p>Full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ntry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odeSystem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CD-10</text:p>
          </table:table-cell>
          <table:table-cell office:value-type="string" calcext:value-type="string">
            <text:p>LOINC</text:p>
          </table:table-cell>
          <table:table-cell table:number-columns-repeated="22"/>
        </table:table-row>
      </table:table>
      <table:table table:name="Contents" table:style-name="ta2" table:print="false"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row table:style-name="ro2">
          <table:table-cell table:style-name="ce20" table:number-matrix-columns-spanned="1" table:number-matrix-rows-spanned="499" table:formula="of:=IF(ISBLANK([Folder.$A$2:.$A1000]);&quot;&quot;;CONCATENATE(&quot;Folder:&quot;;[Folder.$A$2:.$A1000]))" office:value-type="string" office:string-value="Folder:Administration" calcext:value-type="string">
            <text:p>Folder:Administration</text:p>
          </table:table-cell>
          <table:table-cell table:style-name="ce20" table:number-matrix-columns-spanned="1" table:number-matrix-rows-spanned="499" table:formula="of:=IF(ISBLANK([View.$A$2:.$A1000]);&quot;&quot;;CONCATENATE(&quot;View:&quot;;[View.$A$2:.$A1000]))" office:value-type="string" office:string-value="View:BaseFolder" calcext:value-type="string">
            <text:p>View:BaseFolder</text:p>
          </table:table-cell>
          <table:table-cell table:style-name="ce20" table:number-matrix-columns-spanned="1" table:number-matrix-rows-spanned="499" table:formula="of:=IF(ISBLANK([Message.$A$2:.$A1000]);&quot;&quot;;CONCATENATE(&quot;Message:&quot;;[Message.$A$2:.$A1000]))" office:value-type="string" office:string-value="Message:Registration" calcext:value-type="string">
            <text:p>Message:Registration</text:p>
          </table:table-cell>
          <table:table-cell table:style-name="ce20" table:number-matrix-columns-spanned="1" table:number-matrix-rows-spanned="199" table:formula="of:=IF(ISBLANK([Form.$A$2:.$A1000]);&quot;&quot;;CONCATENATE(&quot;Form:&quot;;[Form.$A$2:.$A1000]))" office:value-type="string" office:string-value="Form:BaseRegistration" calcext:value-type="string">
            <text:p>Form:BaseRegistration</text:p>
          </table:table-cell>
          <table:table-cell table:style-name="ce20" table:number-matrix-columns-spanned="1" table:number-matrix-rows-spanned="999" table:formula="of:=IF(ISBLANK([Letter.$A$2:.$A1000]);&quot;&quot;;CONCATENATE(&quot;Letter:&quot;;[Letter.$A$2:.$A1000]))">
            <text:p/>
          </table:table-cell>
          <table:table-cell table:style-name="ce20" table:number-matrix-columns-spanned="1" table:number-matrix-rows-spanned="999" table:formula="of:=IF(ISBLANK([Pathway.$A$2:.$A1000]);&quot;&quot;;CONCATENATE(&quot;Pathway:&quot;;[Pathway.$A$2:.$A1000]))">
            <text:p/>
          </table:table-cell>
          <table:table-cell table:style-name="ce20" table:number-matrix-columns-spanned="1" table:number-matrix-rows-spanned="999" table:formula="of:=IF(ISBLANK([Order.$A$2:.$A1000]);&quot;&quot;;CONCATENATE(&quot;Order:&quot;;[Order.$A$2:.$A1000]))">
            <text:p/>
          </table:table-cell>
          <table:table-cell table:style-name="ce20" table:number-matrix-columns-spanned="1" table:number-matrix-rows-spanned="999" table:formula="of:=IF(ISBLANK([Prescription.$A$2:.$A1000]);&quot;&quot;;CONCATENATE(&quot;Prescription:&quot;;[Prescription.$A$2:.$A1000]))">
            <text:p/>
          </table:table-cell>
          <table:table-cell table:style-name="ce20" table:number-matrix-columns-spanned="1" table:number-matrix-rows-spanned="999" table:formula="of:=IF(ISBLANK([Booking.$A$2:.$A1000]);&quot;&quot;;CONCATENATE(&quot;Booking:&quot;;[Booking.$A$2:.$A1000]))">
            <text:p/>
          </table:table-cell>
          <table:table-cell table:style-name="ce21" table:number-matrix-columns-spanned="1" table:number-matrix-rows-spanned="199" table:formula="of:=IF(ISBLANK([Section.$A$2:.$A984]);&quot;&quot;;IF (OFFSET([Section.$A$2:.$A984];0;5)=&quot;Composition&quot;;CONCATENATE(&quot;Section:&quot;;[Section.$A$2:.$A984]);&quot;&quot;)   )" office:value-type="string" office:string-value="Section:Demographics" calcext:value-type="string">
            <text:p>Section:Demographics</text:p>
          </table:table-cell>
          <table:table-cell table:style-name="ce21" table:number-matrix-columns-spanned="1" table:number-matrix-rows-spanned="499" table:formula="of:=IF(ISBLANK([Entry.$A$2:.$A975]);&quot;&quot;;IF (OFFSET([Entry.$A$2:.$A975];0;8)=&quot;Observation&quot;;CONCATENATE(&quot;Entry:&quot;;[Entry.$A$2:.$A975]);&quot;&quot;)   )" office:value-type="string" office:string-value="Entry:Demographics" calcext:value-type="string">
            <text:p>Entry:Demographics</text:p>
          </table:table-cell>
          <table:table-cell table:style-name="ce21" table:number-matrix-columns-spanned="1" table:number-matrix-rows-spanned="499" table:formula="of:=IF(ISBLANK([Section.$A$2:.$A900]);&quot;&quot;;IF (OFFSET([Section.$A$2:.$A900];0;5)=&quot;Pathway&quot;;CONCATENATE(&quot;Section:&quot;;[Section.$A$2:.$A900]);&quot;&quot;)   )">
            <text:p/>
          </table:table-cell>
          <table:table-cell table:style-name="ce21" table:number-matrix-columns-spanned="1" table:number-matrix-rows-spanned="499" table:formula="of:=IF(ISBLANK([Entry.$A$2:.$A900]);&quot;&quot;;IF (OFFSET([Entry.$A$2:.$A900];0;8)=&quot;Act&quot;;CONCATENATE(&quot;Entry:&quot;;[Entry.$A$2:.$A900]);&quot;&quot;)   )">
            <text:p/>
          </table:table-cell>
          <table:table-cell table:style-name="ce21" table:number-matrix-columns-spanned="1" table:number-matrix-rows-spanned="999" table:formula="of:=IF(ISBLANK([Cluster.$A$2:.$A1000]);&quot;&quot;;CONCATENATE(&quot;Cluster:&quot;;[Cluster.$A$2:.$A1000]))" office:value-type="string" office:string-value="Cluster:PatientIdentifiers" calcext:value-type="string">
            <text:p>Cluster:PatientIdentifiers</text:p>
          </table:table-cell>
          <table:table-cell table:number-matrix-columns-spanned="1" table:number-matrix-rows-spanned="999" table:formula="of:=IF(ISBLANK([Element.$A$2:.$A1000]);&quot;&quot;;CONCATENATE(&quot;Element:&quot;;[Element.$A$2:.$A1000]))" office:value-type="string" office:string-value="Element:Boolean" calcext:value-type="string">
            <text:p>Element:Boolean</text:p>
          </table:table-cell>
          <table:table-cell table:number-matrix-columns-spanned="1" table:number-matrix-rows-spanned="999" table:formula="of:=IF(ISBLANK([Units.$A$2:.$A1000]);&quot;&quot;;CONCATENATE(&quot;Unit:&quot;;[Units.$A$2:.$A1000]))" office:value-type="string" office:string-value="Unit:Days" calcext:value-type="string">
            <text:p>Unit:Days</text:p>
          </table:table-cell>
        </table:table-row>
        <table:table-row table:style-name="ro2">
          <table:table-cell>
            <text:p/>
          </table:table-cell>
          <table:table-cell office:value-type="string" office:string-value="View:PatientSummary" calcext:value-type="string">
            <text:p>View:PatientSummary</text:p>
          </table:table-cell>
          <table:table-cell office:value-type="string" office:string-value="Message:DemographicsUpdate" calcext:value-type="string">
            <text:p>Message:DemographicsUpdate</text:p>
          </table:table-cell>
          <table:table-cell office:value-type="string" office:string-value="Form:UpdateDemographics" calcext:value-type="string">
            <text:p>Form:UpdateDemographics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GPDetails" calcext:value-type="string">
            <text:p>Section:GPDetails</text:p>
          </table:table-cell>
          <table:table-cell office:value-type="string" office:string-value="Entry:UpdateDemographics" calcext:value-type="string">
            <text:p>Entry:UpdateDemographics</text:p>
          </table:table-cell>
          <table:table-cell>
            <text:p/>
          </table:table-cell>
          <table:table-cell>
            <text:p/>
          </table:table-cell>
          <table:table-cell office:value-type="string" office:string-value="Cluster:BasicDemographics" calcext:value-type="string">
            <text:p>Cluster:BasicDemographics</text:p>
          </table:table-cell>
          <table:table-cell office:value-type="string" office:string-value="Element:Date" calcext:value-type="string">
            <text:p>Element:Date</text:p>
          </table:table-cell>
          <table:table-cell office:value-type="string" office:string-value="Unit:Months" calcext:value-type="string">
            <text:p>Unit:Months</text:p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Section:UpdateDemographics" calcext:value-type="string">
            <text:p>Section:UpdateDemographics</text:p>
          </table:table-cell>
          <table:table-cell office:value-type="string" office:string-value="Entry:GPDetails" calcext:value-type="string">
            <text:p>Entry:GPDetails</text:p>
          </table:table-cell>
          <table:table-cell>
            <text:p/>
          </table:table-cell>
          <table:table-cell>
            <text:p/>
          </table:table-cell>
          <table:table-cell office:value-type="string" office:string-value="Cluster:AgeAndGender" calcext:value-type="string">
            <text:p>Cluster:AgeAndGender</text:p>
          </table:table-cell>
          <table:table-cell office:value-type="string" office:string-value="Element:DateTime" calcext:value-type="string">
            <text:p>Element:DateTime</text:p>
          </table:table-cell>
          <table:table-cell office:value-type="string" office:string-value="Unit:Years" calcext:value-type="string">
            <text:p>Unit:Years</text:p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ntry:RegistrationConfiguration" calcext:value-type="string">
            <text:p>Entry:RegistrationConfiguration</text:p>
          </table:table-cell>
          <table:table-cell>
            <text:p/>
          </table:table-cell>
          <table:table-cell>
            <text:p/>
          </table:table-cell>
          <table:table-cell office:value-type="string" office:string-value="Cluster:AddressDetails" calcext:value-type="string">
            <text:p>Cluster:AddressDetails</text:p>
          </table:table-cell>
          <table:table-cell office:value-type="string" office:string-value="Element:Time" calcext:value-type="string">
            <text:p>Element:Tim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ouble" calcext:value-type="string">
            <text:p>Element:Doubl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ntry:ClinicDetails" calcext:value-type="string">
            <text:p>Entry:ClinicDetails</text:p>
          </table:table-cell>
          <table:table-cell>
            <text:p/>
          </table:table-cell>
          <table:table-cell>
            <text:p/>
          </table:table-cell>
          <table:table-cell office:value-type="string" office:string-value="Cluster:UpdatePatientIdentifiers" calcext:value-type="string">
            <text:p>Cluster:UpdatePatientIdentifiers</text:p>
          </table:table-cell>
          <table:table-cell office:value-type="string" office:string-value="Element:Integer" calcext:value-type="string">
            <text:p>Element:Integ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ring" calcext:value-type="string">
            <text:p>Element:String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Cluster:GPIdentifiers" calcext:value-type="string">
            <text:p>Cluster:GPIdentifiers</text:p>
          </table:table-cell>
          <table:table-cell office:value-type="string" office:string-value="Element:Memo" calcext:value-type="string">
            <text:p>Element:Memo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PatientMedia" calcext:value-type="string">
            <text:p>Element:PatientMedia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Years" calcext:value-type="string">
            <text:p>Element:Year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s" calcext:value-type="string">
            <text:p>Element:Month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s" calcext:value-type="string">
            <text:p>Element:Day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yPicker" calcext:value-type="string">
            <text:p>Element:DayPick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MonthPicker" calcext:value-type="string">
            <text:p>Element:MonthPick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HospitalNumber" calcext:value-type="string">
            <text:p>Element:HospitalNumb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NHSNumber" calcext:value-type="string">
            <text:p>Element:NHSNumb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Overseas" calcext:value-type="string">
            <text:p>Element:Oversea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aticHospitalNumber" calcext:value-type="string">
            <text:p>Element:StaticHospitalNumb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aticNHSNumber" calcext:value-type="string">
            <text:p>Element:StaticNHSNumb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LookUpKey" calcext:value-type="string">
            <text:p>Element:LookUpKey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LookUpDemographics" calcext:value-type="string">
            <text:p>Element:LookUpDemographic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RegistrationConfigKey" calcext:value-type="string">
            <text:p>Element:RegistrationConfigKey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ConfigLookupDemographics" calcext:value-type="string">
            <text:p>Element:ConfigLookupDemographic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ConfigLookupGP" calcext:value-type="string">
            <text:p>Element:ConfigLookupGP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Title" calcext:value-type="string">
            <text:p>Element:Titl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Forename" calcext:value-type="string">
            <text:p>Element:Forenam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urname" calcext:value-type="string">
            <text:p>Element:Surnam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ex" calcext:value-type="string">
            <text:p>Element:Sex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Gender" calcext:value-type="string">
            <text:p>Element:Gender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DateOfBirth" calcext:value-type="string">
            <text:p>Element:DateOfBirth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StreetAddress" calcext:value-type="string">
            <text:p>Element:StreetAddres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TownCity" calcext:value-type="string">
            <text:p>Element:TownCity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PostCode" calcext:value-type="string">
            <text:p>Element:PostCod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GPName" calcext:value-type="string">
            <text:p>Element:GPNam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GPCode" calcext:value-type="string">
            <text:p>Element:GPCod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GPPractice" calcext:value-type="string">
            <text:p>Element:GPPractic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GPLookUpKey" calcext:value-type="string">
            <text:p>Element:GPLookUpKey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LookUpGP" calcext:value-type="string">
            <text:p>Element:LookUpGP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ClinicCode" calcext:value-type="string">
            <text:p>Element:ClinicCod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Element:ClinicLocation" calcext:value-type="string">
            <text:p>Element:ClinicLocation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4"/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Folder" table:style-name="ta1" table:protected="true" table:print="false">
        <loext:table-protection loext:select-protected-cells="true" loext:select-unprotected-cells="true"/>
        <table:table-column table:style-name="co11" table:default-cell-style-name="ce33"/>
        <table:table-column table:style-name="co11" table:default-cell-style-name="ce34"/>
        <table:table-column table:style-name="co17" table:default-cell-style-name="literal"/>
        <table:table-column table:style-name="co18" table:default-cell-style-name="ce22"/>
        <table:table-column table:style-name="co19" table:default-cell-style-name="ce27"/>
        <table:table-column table:style-name="co11" table:default-cell-style-name="ce27"/>
        <table:table-column table:style-name="co18" table:default-cell-style-name="ce22"/>
        <table:table-column table:style-name="co11" table:number-columns-repeated="23" table:default-cell-style-name="ce24"/>
        <table:table-row table:style-name="ro1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table:style-name="ce32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s</text:p>
          </table:table-cell>
          <table:table-cell table:style-name="ce32" table:number-columns-repeated="22"/>
        </table:table-row>
        <table:table-row table:style-name="ro2">
          <table:table-cell office:value-type="string" calcext:value-type="string">
            <text:p>Administration</text:p>
          </table:table-cell>
          <table:table-cell office:value-type="string" calcext:value-type="string">
            <text:p>Patient Administration</text:p>
          </table:table-cell>
          <table:table-cell/>
          <table:table-cell office:value-type="string" calcext:value-type="string">
            <text:p>-</text:p>
          </table:table-cell>
          <table:table-cell table:content-validation-name="val5" office:value-type="float" office:value="1" calcext:value-type="float">
            <text:p>1</text:p>
          </table:table-cell>
          <table:table-cell table:content-validation-name="val6"/>
          <table:table-cell office:value-type="string" calcext:value-type="string">
            <text:p>-</text:p>
          </table:table-cell>
          <table:table-cell table:content-validation-name="val7" office:value-type="string" calcext:value-type="string">
            <text:p>Form:BaseRegistration</text:p>
          </table:table-cell>
          <table:table-cell table:content-validation-name="val7" office:value-type="string" calcext:value-type="string">
            <text:p>View:BaseFolder</text:p>
          </table:table-cell>
          <table:table-cell table:content-validation-name="val7" office:value-type="string" calcext:value-type="string">
            <text:p>Form:UpdateDemographics</text:p>
          </table:table-cell>
          <table:table-cell table:content-validation-name="val7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5"/>
          <table:table-cell table:content-validation-name="val6"/>
          <table:table-cell office:value-type="string" calcext:value-type="string">
            <text:p>-</text:p>
          </table:table-cell>
          <table:table-cell table:content-validation-name="val7" table:number-columns-repeated="23"/>
        </table:table-row>
      </table:table>
      <table:table table:name="View" table:style-name="ta1" table:print="false">
        <office:forms form:automatic-focus="false" form:apply-design-mode="false"/>
        <table:table-column table:style-name="co11" table:default-cell-style-name="ce33"/>
        <table:table-column table:style-name="co11" table:default-cell-style-name="ce34"/>
        <table:table-column table:style-name="co15" table:default-cell-style-name="literal"/>
        <table:table-column table:style-name="co21" table:default-cell-style-name="ce22"/>
        <table:table-column table:style-name="co19" table:default-cell-style-name="literal"/>
        <table:table-column table:style-name="co22" table:default-cell-style-name="ce31"/>
        <table:table-column table:style-name="co21" table:default-cell-style-name="ce22"/>
        <table:table-column table:style-name="co11" table:number-columns-repeated="10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table:style-name="ce32" office:value-type="string" calcext:value-type="string">
            <text:p>ViewType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9"/>
        </table:table-row>
        <table:table-row table:style-name="ro2">
          <table:table-cell office:value-type="string" calcext:value-type="string">
            <text:p>BaseFolder</text:p>
          </table:table-cell>
          <table:table-cell office:value-type="string" calcext:value-type="string">
            <text:p>Registration Event Summ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Folder</text:p>
          </table:table-cell>
          <table:table-cell office:value-type="string" calcext:value-type="string">
            <text:p>-</text:p>
          </table:table-cell>
          <table:table-cell table:content-validation-name="val9" office:value-type="string" calcext:value-type="string">
            <text:p>Form:BaseRegistration</text:p>
          </table:table-cell>
          <table:table-cell table:content-validation-name="val9" office:value-type="string" calcext:value-type="string">
            <text:p>Form:UpdateDemographics</text:p>
          </table:table-cell>
          <table:table-cell table:content-validation-name="val9" table:number-columns-repeated="8"/>
        </table:table-row>
        <table:table-row table:style-name="ro2">
          <table:table-cell office:value-type="string" calcext:value-type="string">
            <text:p>PatientSummary</text:p>
          </table:table-cell>
          <table:table-cell office:value-type="string" calcext:value-type="string">
            <text:p>Patient Summary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content-validation-name="val8" office:value-type="string" calcext:value-type="string">
            <text:p>Composition</text:p>
          </table:table-cell>
          <table:table-cell office:value-type="string" calcext:value-type="string">
            <text:p>-</text:p>
          </table:table-cell>
          <table:table-cell table:content-validation-name="val9" office:value-type="string" calcext:value-type="string">
            <text:p>Form:BaseRegistration</text:p>
          </table:table-cell>
          <table:table-cell table:content-validation-name="val9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8"/>
          <table:table-cell office:value-type="string" calcext:value-type="string">
            <text:p>-</text:p>
          </table:table-cell>
          <table:table-cell table:content-validation-name="val9" table:number-columns-repeated="10"/>
        </table:table-row>
      </table:table>
      <table:table table:name="Message" table:style-name="ta1" table:protected="true" table:print="false">
        <loext:table-protection loext:select-protected-cells="true" loext:select-unprotected-cells="true"/>
        <table:table-column table:style-name="co11" table:default-cell-style-name="ce33"/>
        <table:table-column table:style-name="co11" table:default-cell-style-name="ce34"/>
        <table:table-column table:style-name="co23" table:default-cell-style-name="literal"/>
        <table:table-column table:style-name="co24" table:default-cell-style-name="ce22"/>
        <table:table-column table:style-name="co11" table:number-columns-repeated="23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22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Patient Registration</text:p>
          </table:table-cell>
          <table:table-cell/>
          <table:table-cell office:value-type="string" calcext:value-type="string">
            <text:p>-</text:p>
          </table:table-cell>
          <table:table-cell table:content-validation-name="val10" office:value-type="string" calcext:value-type="string">
            <text:p>Section:Demographics</text:p>
          </table:table-cell>
          <table:table-cell table:content-validation-name="val10" table:number-columns-repeated="22"/>
        </table:table-row>
        <table:table-row table:style-name="ro1">
          <table:table-cell office:value-type="string" calcext:value-type="string">
            <text:p>DemographicsUpdate</text:p>
          </table:table-cell>
          <table:table-cell office:value-type="string" calcext:value-type="string">
            <text:p>Demographics Update</text:p>
          </table:table-cell>
          <table:table-cell/>
          <table:table-cell office:value-type="string" calcext:value-type="string">
            <text:p>-</text:p>
          </table:table-cell>
          <table:table-cell table:content-validation-name="val10" office:value-type="string" calcext:value-type="string">
            <text:p>Section:UpdateDemographics</text:p>
          </table:table-cell>
          <table:table-cell table:content-validation-name="val10"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content-validation-name="val10" table:number-columns-repeated="23"/>
        </table:table-row>
      </table:table>
      <table:table table:name="Form" table:style-name="ta1" table:print="false">
        <office:forms form:automatic-focus="false" form:apply-design-mode="false"/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6" table:default-cell-style-name="ce26"/>
        <table:table-column table:style-name="co20" table:default-cell-style-name="ce22"/>
        <table:table-column table:style-name="co11" table:number-columns-repeated="19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table:style-name="ce32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8"/>
        </table:table-row>
        <table:table-row table:style-name="ro1">
          <table:table-cell office:value-type="string" calcext:value-type="string">
            <text:p>BaseRegistration</text:p>
          </table:table-cell>
          <table:table-cell office:value-type="string" calcext:value-type="string">
            <text:p>Patient Registration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office:value-type="string" calcext:value-type="string">
            <text:p>Section:Demographics</text:p>
          </table:table-cell>
          <table:table-cell table:content-validation-name="val12" office:value-type="string" calcext:value-type="string">
            <text:p>Section:GPDetails</text:p>
          </table:table-cell>
          <table:table-cell table:content-validation-name="val12" table:number-columns-repeated="17"/>
        </table:table-row>
        <table:table-row table:style-name="ro1">
          <table:table-cell office:value-type="string" calcext:value-type="string">
            <text:p>UpdateDemographics</text:p>
          </table:table-cell>
          <table:table-cell office:value-type="string" calcext:value-type="string">
            <text:p>Update Patient Demographics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office:value-type="string" calcext:value-type="string">
            <text:p>Section:UpdateDemographics</text:p>
          </table:table-cell>
          <table:table-cell table:content-validation-name="val12" office:value-type="string" calcext:value-type="string">
            <text:p>Section:GPDetails</text:p>
          </table:table-cell>
          <table:table-cell table:content-validation-name="val12"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2" table:number-columns-repeated="19"/>
        </table:table-row>
      </table:table>
      <table:table table:name="Letter" table:style-name="ta1" table:print="false"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7" table:default-cell-style-name="ce22"/>
        <table:table-column table:style-name="co28" table:default-cell-style-name="literal"/>
        <table:table-column table:style-name="co26" table:default-cell-style-name="ce26"/>
        <table:table-column table:style-name="co27" table:default-cell-style-name="ce22"/>
        <table:table-column table:style-name="co11" table:number-columns-repeated="19" table:default-cell-style-name="ce24"/>
        <table:table-row table:style-name="ro2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table:style-name="ce32"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11"/>
          <table:table-cell office:value-type="string" calcext:value-type="string">
            <text:p>-</text:p>
          </table:table-cell>
          <table:table-cell table:content-validation-name="val13" table:number-columns-repeated="19"/>
        </table:table-row>
      </table:table>
      <table:table table:name="Pathway" table:style-name="ta1" table:protected="true" table:print="false">
        <loext:table-protection loext:select-protected-cells="true" loext:select-unprotected-cells="true"/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Order" table:style-name="ta1" table:print="false"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Prescription" table:style-name="ta1" table:print="false"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Booking" table:style-name="ta1" table:print="false"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22"/>
        <table:table-column table:style-name="co25" table:default-cell-style-name="literal"/>
        <table:table-column table:style-name="co20" table:default-cell-style-name="ce22"/>
        <table:table-column table:style-name="co11" table:number-columns-repeated="20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Rank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nt</text:p>
          </table:table-cell>
          <table:table-cell table:style-name="ce32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content-validation-name="val14" table:number-columns-repeated="20"/>
        </table:table-row>
      </table:table>
      <table:table table:name="Section" table:style-name="ta1" table:print="false">
        <office:forms form:automatic-focus="false" form:apply-design-mode="false"/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9" table:default-cell-style-name="literal"/>
        <table:table-column table:style-name="co20" table:default-cell-style-name="ce22"/>
        <table:table-column table:style-name="co15" table:default-cell-style-name="ce44"/>
        <table:table-column table:style-name="co30" table:default-cell-style-name="ce44"/>
        <table:table-column table:style-name="co31" table:default-cell-style-name="ce44"/>
        <table:table-column table:style-name="co15" table:default-cell-style-name="literal"/>
        <table:table-column table:style-name="co32" table:default-cell-style-name="literal"/>
        <table:table-column table:style-name="co33" table:default-cell-style-name="literal"/>
        <table:table-column table:style-name="co20" table:default-cell-style-name="ce22"/>
        <table:table-column table:style-name="co11" table:number-columns-repeated="16" table:default-cell-style-name="ce24"/>
        <table:table-row table:style-name="ro2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table:style-name="ce32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SectionContext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Rendition</text:p>
          </table:table-cell>
          <table:table-cell table:style-name="ce10" office:value-type="string" calcext:value-type="string">
            <text:p>Pre-condition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EvaluationContext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Content</text:p>
          </table:table-cell>
          <table:table-cell table:style-name="ce10" table:number-columns-repeated="15"/>
        </table:table-row>
        <table:table-row table:style-name="ro2">
          <table:table-cell office:value-type="string" calcext:value-type="string">
            <text:p>Demographics</text:p>
          </table:table-cell>
          <table:table-cell office:value-type="string" calcext:value-type="string">
            <text:p>Patient 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5" office:value-type="string" calcext:value-type="string">
            <text:p>Composition</text:p>
          </table:table-cell>
          <table:table-cell table:content-validation-name="val16" office:value-type="string" calcext:value-type="string">
            <text:p>Ranked</text:p>
          </table:table-cell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office:value-type="string" calcext:value-type="string">
            <text:p>Entry:RegistrationConfiguration</text:p>
          </table:table-cell>
          <table:table-cell table:content-validation-name="val18" office:value-type="string" calcext:value-type="string">
            <text:p>Entry:Demographics</text:p>
          </table:table-cell>
          <table:table-cell table:content-validation-name="val18" table:number-columns-repeated="14"/>
        </table:table-row>
        <table:table-row table:style-name="ro2">
          <table:table-cell office:value-type="string" calcext:value-type="string">
            <text:p>GPDetails</text:p>
          </table:table-cell>
          <table:table-cell office:value-type="string" calcext:value-type="string">
            <text:p>GP Detail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5" office:value-type="string" calcext:value-type="string">
            <text:p>Composition</text:p>
          </table:table-cell>
          <table:table-cell table:content-validation-name="val16" office:value-type="string" calcext:value-type="string">
            <text:p>Unranked</text:p>
          </table:table-cell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office:value-type="string" calcext:value-type="string">
            <text:p>Entry:GPDetails</text:p>
          </table:table-cell>
          <table:table-cell table:content-validation-name="val18" table:number-columns-repeated="15"/>
        </table:table-row>
        <table:table-row table:style-name="ro2">
          <table:table-cell office:value-type="string" calcext:value-type="string">
            <text:p>UpdateDemographics</text:p>
          </table:table-cell>
          <table:table-cell office:value-type="string" calcext:value-type="string">
            <text:p>Patient 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5" office:value-type="string" calcext:value-type="string">
            <text:p>Composition</text:p>
          </table:table-cell>
          <table:table-cell table:content-validation-name="val16" office:value-type="string" calcext:value-type="string">
            <text:p>Ranked</text:p>
          </table:table-cell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office:value-type="string" calcext:value-type="string">
            <text:p>Entry:RegistrationConfiguration</text:p>
          </table:table-cell>
          <table:table-cell table:content-validation-name="val18" office:value-type="string" calcext:value-type="string">
            <text:p>Entry:UpdateDemographics</text:p>
          </table:table-cell>
          <table:table-cell table:content-validation-name="val18"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5"/>
          <table:table-cell table:content-validation-name="val16"/>
          <table:table-cell table:content-validation-name="val17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style-name="Default"/>
          <table:table-cell table:content-validation-name="val16"/>
          <table:table-cell table:style-name="Default"/>
          <table:table-cell table:number-columns-repeated="3"/>
          <table:table-cell office:value-type="string" calcext:value-type="string">
            <text:p>-</text:p>
          </table:table-cell>
          <table:table-cell table:content-validation-name="val18" table:number-columns-repeated="16"/>
        </table:table-row>
      </table:table>
      <table:table table:name="Entry" table:style-name="ta1" table:print="false">
        <office:forms form:automatic-focus="false" form:apply-design-mode="false"/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34" table:default-cell-style-name="literal"/>
        <table:table-column table:style-name="co20" table:default-cell-style-name="ce22"/>
        <table:table-column table:style-name="co35" table:number-columns-repeated="3" table:default-cell-style-name="ce24"/>
        <table:table-column table:style-name="co35" table:default-cell-style-name="ce31"/>
        <table:table-column table:style-name="co30" table:number-columns-repeated="4" table:default-cell-style-name="ce31"/>
        <table:table-column table:style-name="co11" table:default-cell-style-name="ce31"/>
        <table:table-column table:style-name="co11" table:number-columns-repeated="2" table:default-cell-style-name="ce24"/>
        <table:table-column table:style-name="co36" table:number-columns-repeated="3" table:default-cell-style-name="ce44"/>
        <table:table-column table:style-name="co37" table:default-cell-style-name="literal"/>
        <table:table-column table:style-name="co38" table:default-cell-style-name="literal"/>
        <table:table-column table:style-name="co39" table:default-cell-style-name="literal"/>
        <table:table-column table:style-name="co20" table:default-cell-style-name="ce22"/>
        <table:table-column table:style-name="co11" table:number-columns-repeated="17" table:default-cell-style-name="ce24"/>
        <table:table-row table:style-name="ro2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table:style-name="ce32" office:value-type="string" calcext:value-type="string">
            <text:p>Aler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Extension</text:p>
          </table:table-cell>
          <table:table-cell table:style-name="ce32" office:value-type="string" calcext:value-type="string">
            <text:p>Information</text:p>
          </table:table-cell>
          <table:table-cell table:style-name="ce32" office:value-type="string" calcext:value-type="string">
            <text:p>Subject</text:p>
          </table:table-cell>
          <table:table-cell table:style-name="ce10" office:value-type="string" calcext:value-type="string">
            <text:p>EntryType</text:p>
          </table:table-cell>
          <table:table-cell table:style-name="ce10" office:value-type="string" calcext:value-type="string">
            <text:p>CRUD</text:p>
          </table:table-cell>
          <table:table-cell table:style-name="ce10" office:value-type="string" calcext:value-type="string">
            <text:p>Occurrence</text:p>
          </table:table-cell>
          <table:table-cell table:style-name="ce10" office:value-type="string" calcext:value-type="string">
            <text:p>InitialValue</text:p>
          </table:table-cell>
          <table:table-cell table:style-name="ce10" office:value-type="string" calcext:value-type="string">
            <text:p>Sequence</text:p>
          </table:table-cell>
          <table:table-cell table:style-name="ce10" office:value-type="string" calcext:value-type="string">
            <text:p>SortOrder</text:p>
          </table:table-cell>
          <table:table-cell table:style-name="ce10" office:value-type="string" calcext:value-type="string">
            <text:p>SortCriteria</text:p>
          </table:table-cell>
          <table:table-cell table:style-name="ce10" office:value-type="string" calcext:value-type="string">
            <text:p>CategorizationCriteria</text:p>
          </table:table-cell>
          <table:table-cell table:style-name="ce10" office:value-type="string" calcext:value-type="string">
            <text:p>Rendition</text:p>
          </table:table-cell>
          <table:table-cell table:style-name="ce10" office:value-type="string" calcext:value-type="string">
            <text:p>Scope</text:p>
          </table:table-cell>
          <table:table-cell table:style-name="ce10" office:value-type="string" calcext:value-type="string">
            <text:p>CohortSearch</text:p>
          </table:table-cell>
          <table:table-cell table:style-name="ce10" office:value-type="string" calcext:value-type="string">
            <text:p>EvaluationContext</text:p>
          </table:table-cell>
          <table:table-cell table:style-name="ce10" office:value-type="string" calcext:value-type="string">
            <text:p>Pre-conditions</text:p>
          </table:table-cell>
          <table:table-cell table:style-name="ce10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Content</text:p>
          </table:table-cell>
          <table:table-cell table:style-name="ce10" table:number-columns-repeated="16"/>
        </table:table-row>
        <table:table-row table:style-name="ro2">
          <table:table-cell office:value-type="string" calcext:value-type="string">
            <text:p>Demographic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 office:value-type="string" calcext:value-type="string">
            <text:p>Observation</text:p>
          </table:table-cell>
          <table:table-cell table:content-validation-name="val21" office:value-type="string" calcext:value-type="string">
            <text:p>UL</text:p>
          </table:table-cell>
          <table:table-cell table:content-validation-name="val22" office:value-type="string" calcext:value-type="string">
            <text:p>Single</text:p>
          </table:table-cell>
          <table:table-cell table:content-validation-name="val23" office:value-type="string" calcext:value-type="string">
            <text:p>Pre-filled</text:p>
          </table:table-cell>
          <table:table-cell table:content-validation-name="val24" office:value-type="string" calcext:value-type="string">
            <text:p>Ranked</text:p>
          </table:table-cell>
          <table:table-cell table:content-validation-name="val25"/>
          <table:table-cell table:content-validation-name="val26" office:value-type="string" calcext:value-type="string">
            <text:p>Element:LookUpKey</text:p>
          </table:table-cell>
          <table:table-cell table:content-validation-name="val27"/>
          <table:table-cell table:content-validation-name="val28" office:value-type="string" calcext:value-type="string">
            <text:p>Form</text:p>
          </table:table-cell>
          <table:table-cell table:content-validation-name="val29"/>
          <table:table-cell table:content-validation-name="val30" office:value-type="string" calcext:value-type="string">
            <text:p>NotSearchab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31" office:value-type="string" calcext:value-type="string">
            <text:p>Cluster:PatientIdentifiers</text:p>
          </table:table-cell>
          <table:table-cell table:content-validation-name="val31" office:value-type="string" calcext:value-type="string">
            <text:p>Cluster:BasicDemographics</text:p>
          </table:table-cell>
          <table:table-cell table:content-validation-name="val31" office:value-type="string" calcext:value-type="string">
            <text:p>Cluster:AgeAndGender</text:p>
          </table:table-cell>
          <table:table-cell table:content-validation-name="val31" office:value-type="string" calcext:value-type="string">
            <text:p>Cluster:AddressDetails</text:p>
          </table:table-cell>
          <table:table-cell table:content-validation-name="val31" table:number-columns-repeated="13"/>
        </table:table-row>
        <table:table-row table:style-name="ro2">
          <table:table-cell office:value-type="string" calcext:value-type="string">
            <text:p>UpdateDemographic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19" office:value-type="string" calcext:value-type="string">
            <text:p>Entry:Demographics</text:p>
          </table:table-cell>
          <table:table-cell table:content-validation-name="val19" table:number-columns-repeated="2"/>
          <table:table-cell table:content-validation-name="val20" office:value-type="string" calcext:value-type="string">
            <text:p>Observation</text:p>
          </table:table-cell>
          <table:table-cell table:content-validation-name="val21" office:value-type="string" calcext:value-type="string">
            <text:p>CRU</text:p>
          </table:table-cell>
          <table:table-cell table:content-validation-name="val22" office:value-type="string" calcext:value-type="string">
            <text:p>Single</text:p>
          </table:table-cell>
          <table:table-cell table:content-validation-name="val23" office:value-type="string" calcext:value-type="string">
            <text:p>Pre-filled</text:p>
          </table:table-cell>
          <table:table-cell table:content-validation-name="val24" office:value-type="string" calcext:value-type="string">
            <text:p>Ranked</text:p>
          </table:table-cell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Form</text:p>
          </table:table-cell>
          <table:table-cell table:content-validation-name="val29"/>
          <table:table-cell table:content-validation-name="val30" office:value-type="string" calcext:value-type="string">
            <text:p>NotSearchab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31" office:value-type="string" calcext:value-type="string">
            <text:p>Cluster:UpdatePatientIdentifiers</text:p>
          </table:table-cell>
          <table:table-cell table:content-validation-name="val31" office:value-type="string" calcext:value-type="string">
            <text:p>Cluster:BasicDemographics</text:p>
          </table:table-cell>
          <table:table-cell table:content-validation-name="val31" office:value-type="string" calcext:value-type="string">
            <text:p>Cluster:AgeAndGender</text:p>
          </table:table-cell>
          <table:table-cell table:content-validation-name="val31" office:value-type="string" calcext:value-type="string">
            <text:p>Cluster:AddressDetails</text:p>
          </table:table-cell>
          <table:table-cell table:content-validation-name="val31" table:number-columns-repeated="13"/>
        </table:table-row>
        <table:table-row table:style-name="ro2">
          <table:table-cell office:value-type="string" calcext:value-type="string">
            <text:p>GPDetail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 office:value-type="string" calcext:value-type="string">
            <text:p>Observation</text:p>
          </table:table-cell>
          <table:table-cell table:content-validation-name="val21" office:value-type="string" calcext:value-type="string">
            <text:p>UL</text:p>
          </table:table-cell>
          <table:table-cell table:content-validation-name="val22" office:value-type="string" calcext:value-type="string">
            <text:p>Single</text:p>
          </table:table-cell>
          <table:table-cell table:content-validation-name="val23" office:value-type="string" calcext:value-type="string">
            <text:p>Pre-filled</text:p>
          </table:table-cell>
          <table:table-cell table:content-validation-name="val24" office:value-type="string" calcext:value-type="string">
            <text:p>Ranked</text:p>
          </table:table-cell>
          <table:table-cell table:content-validation-name="val25"/>
          <table:table-cell table:content-validation-name="val26" office:value-type="string" calcext:value-type="string">
            <text:p>Element:GPLookUpKey</text:p>
          </table:table-cell>
          <table:table-cell table:content-validation-name="val27"/>
          <table:table-cell table:content-validation-name="val28" office:value-type="string" calcext:value-type="string">
            <text:p>Form</text:p>
          </table:table-cell>
          <table:table-cell table:content-validation-name="val29"/>
          <table:table-cell table:content-validation-name="val30" office:value-type="string" calcext:value-type="string">
            <text:p>NotSearchab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31" office:value-type="string" calcext:value-type="string">
            <text:p>Cluster:GPIdentifiers</text:p>
          </table:table-cell>
          <table:table-cell table:content-validation-name="val31" office:value-type="string" calcext:value-type="string">
            <text:p>Cluster:AddressDetails</text:p>
          </table:table-cell>
          <table:table-cell table:content-validation-name="val31" table:number-columns-repeated="15"/>
        </table:table-row>
        <table:table-row table:style-name="ro2">
          <table:table-cell office:value-type="string" calcext:value-type="string">
            <text:p>RegistrationConfiguration</text:p>
          </table:table-cell>
          <table:table-cell office:value-type="string" calcext:value-type="string">
            <text:p>Registration Configur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 office:value-type="string" calcext:value-type="string">
            <text:p>Observation</text:p>
          </table:table-cell>
          <table:table-cell table:content-validation-name="val21" office:value-type="string" calcext:value-type="string">
            <text:p>L</text:p>
          </table:table-cell>
          <table:table-cell table:content-validation-name="val22" office:value-type="string" calcext:value-type="string">
            <text:p>Single</text:p>
          </table:table-cell>
          <table:table-cell table:content-validation-name="val23" office:value-type="string" calcext:value-type="string">
            <text:p>Default</text:p>
          </table:table-cell>
          <table:table-cell table:content-validation-name="val24" office:value-type="string" calcext:value-type="string">
            <text:p>Unranked</text:p>
          </table:table-cell>
          <table:table-cell table:content-validation-name="val25"/>
          <table:table-cell table:content-validation-name="val26"/>
          <table:table-cell table:content-validation-name="val27"/>
          <table:table-cell table:content-validation-name="val28" office:value-type="string" calcext:value-type="string">
            <text:p>Hidden</text:p>
          </table:table-cell>
          <table:table-cell table:content-validation-name="val29"/>
          <table:table-cell table:content-validation-name="val30" office:value-type="string" calcext:value-type="string">
            <text:p>NotSearchab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31" office:value-type="string" calcext:value-type="string">
            <text:p>Element:RegistrationConfigKey</text:p>
          </table:table-cell>
          <table:table-cell table:content-validation-name="val31" office:value-type="string" calcext:value-type="string">
            <text:p>Element:ConfigLookupDemographics</text:p>
          </table:table-cell>
          <table:table-cell table:content-validation-name="val31" office:value-type="string" calcext:value-type="string">
            <text:p>Element:ConfigLookupGP</text:p>
          </table:table-cell>
          <table:table-cell table:content-validation-name="val31"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office:value-type="string" calcext:value-type="string">
            <text:p>ClinicDetail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 office:value-type="string" calcext:value-type="string">
            <text:p>Observation</text:p>
          </table:table-cell>
          <table:table-cell table:content-validation-name="val21" office:value-type="string" calcext:value-type="string">
            <text:p>L</text:p>
          </table:table-cell>
          <table:table-cell table:content-validation-name="val22" office:value-type="string" calcext:value-type="string">
            <text:p>Single</text:p>
          </table:table-cell>
          <table:table-cell table:content-validation-name="val23" office:value-type="string" calcext:value-type="string">
            <text:p>Default</text:p>
          </table:table-cell>
          <table:table-cell table:content-validation-name="val24" office:value-type="string" calcext:value-type="string">
            <text:p>Ranked</text:p>
          </table:table-cell>
          <table:table-cell table:content-validation-name="val25"/>
          <table:table-cell table:content-validation-name="val26" office:value-type="string" calcext:value-type="string">
            <text:p>Element:ClinicCode</text:p>
          </table:table-cell>
          <table:table-cell table:content-validation-name="val27"/>
          <table:table-cell table:content-validation-name="val28" office:value-type="string" calcext:value-type="string">
            <text:p>Form</text:p>
          </table:table-cell>
          <table:table-cell table:content-validation-name="val29"/>
          <table:table-cell table:content-validation-name="val30" office:value-type="string" calcext:value-type="string">
            <text:p>NotSearchab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content-validation-name="val31" office:value-type="string" calcext:value-type="string">
            <text:p>Element:ClinicCode</text:p>
          </table:table-cell>
          <table:table-cell table:content-validation-name="val31" office:value-type="string" calcext:value-type="string">
            <text:p>Element:ClinicLocation</text:p>
          </table:table-cell>
          <table:table-cell table:content-validation-name="val31" office:value-type="string" calcext:value-type="string">
            <text:p>Element:StreetAddress</text:p>
          </table:table-cell>
          <table:table-cell table:content-validation-name="val31" office:value-type="string" calcext:value-type="string">
            <text:p>Element:TownCity</text:p>
          </table:table-cell>
          <table:table-cell table:content-validation-name="val31" office:value-type="string" calcext:value-type="string">
            <text:p>Element:PostCode</text:p>
          </table:table-cell>
          <table:table-cell table:content-validation-name="val31"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content-validation-name="val19" table:number-columns-repeated="3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number-columns-repeated="3"/>
          <table:table-cell office:value-type="string" calcext:value-type="string">
            <text:p>-</text:p>
          </table:table-cell>
          <table:table-cell table:content-validation-name="val31" table:number-columns-repeated="17"/>
        </table:table-row>
      </table:table>
      <table:table table:name="Cluster" table:style-name="ta1" table:print="false">
        <table:table-column table:style-name="co11" table:default-cell-style-name="ce33"/>
        <table:table-column table:style-name="co11" table:default-cell-style-name="ce34"/>
        <table:table-column table:style-name="co15" table:default-cell-style-name="literal"/>
        <table:table-column table:style-name="co18" table:default-cell-style-name="ce22"/>
        <table:table-column table:style-name="co11" table:default-cell-style-name="ce25"/>
        <table:table-column table:style-name="co11" table:default-cell-style-name="literal"/>
        <table:table-column table:style-name="co21" table:default-cell-style-name="ce22"/>
        <table:table-column table:style-name="co11" table:number-columns-repeated="19" table:default-cell-style-name="ce24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Sequence</text:p>
          </table:table-cell>
          <table:table-cell table:style-name="ce32" office:value-type="string" calcext:value-type="string">
            <text:p>Conditions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Content</text:p>
          </table:table-cell>
          <table:table-cell table:style-name="ce10" table:number-columns-repeated="18"/>
        </table:table-row>
        <table:table-row table:style-name="ro2">
          <table:table-cell office:value-type="string" calcext:value-type="string">
            <text:p>PatientIdentifier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NHSNumber</text:p>
          </table:table-cell>
          <table:table-cell table:content-validation-name="val33" office:value-type="string" calcext:value-type="string">
            <text:p>Element:HospitalNumber</text:p>
          </table:table-cell>
          <table:table-cell table:content-validation-name="val33" office:value-type="string" calcext:value-type="string">
            <text:p>Element:Overseas</text:p>
          </table:table-cell>
          <table:table-cell table:content-validation-name="val33" office:value-type="string" calcext:value-type="string">
            <text:p>Element:LookUpDemographics</text:p>
          </table:table-cell>
          <table:table-cell table:content-validation-name="val33" office:value-type="string" calcext:value-type="string">
            <text:p>Element:LookUpKey</text:p>
          </table:table-cell>
          <table:table-cell table:content-validation-name="val33" table:number-columns-repeated="14"/>
        </table:table-row>
        <table:table-row table:style-name="ro2">
          <table:table-cell office:value-type="string" calcext:value-type="string">
            <text:p>Basic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Title</text:p>
          </table:table-cell>
          <table:table-cell table:content-validation-name="val33" office:value-type="string" calcext:value-type="string">
            <text:p>Element:Forename</text:p>
          </table:table-cell>
          <table:table-cell table:content-validation-name="val33" office:value-type="string" calcext:value-type="string">
            <text:p>Element:Surname</text:p>
          </table:table-cell>
          <table:table-cell table:content-validation-name="val33" table:number-columns-repeated="16"/>
        </table:table-row>
        <table:table-row table:style-name="ro2">
          <table:table-cell office:value-type="string" calcext:value-type="string">
            <text:p>AgeAndGend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Sex</text:p>
          </table:table-cell>
          <table:table-cell table:content-validation-name="val33" office:value-type="string" calcext:value-type="string">
            <text:p>Element:Gender</text:p>
          </table:table-cell>
          <table:table-cell table:content-validation-name="val33" office:value-type="string" calcext:value-type="string">
            <text:p>Element:DateOfBirth</text:p>
          </table:table-cell>
          <table:table-cell table:content-validation-name="val33" table:number-columns-repeated="16"/>
        </table:table-row>
        <table:table-row table:style-name="ro2">
          <table:table-cell office:value-type="string" calcext:value-type="string">
            <text:p>AddressDetail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StreetAddress</text:p>
          </table:table-cell>
          <table:table-cell table:content-validation-name="val33" office:value-type="string" calcext:value-type="string">
            <text:p>Element:TownCity</text:p>
          </table:table-cell>
          <table:table-cell table:content-validation-name="val33" office:value-type="string" calcext:value-type="string">
            <text:p>Element:PostCode</text:p>
          </table:table-cell>
          <table:table-cell table:content-validation-name="val33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office:value-type="string" calcext:value-type="string">
            <text:p>UpdatePatientIdentifier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NHSNumber</text:p>
          </table:table-cell>
          <table:table-cell table:content-validation-name="val33" office:value-type="string" calcext:value-type="string">
            <text:p>Element:StaticHospitalNumber</text:p>
          </table:table-cell>
          <table:table-cell table:content-validation-name="val33" office:value-type="string" calcext:value-type="string">
            <text:p>Element:Overseas</text:p>
          </table:table-cell>
          <table:table-cell table:content-validation-name="val33"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office:value-type="string" calcext:value-type="string">
            <text:p>GPIdentifier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2" office:value-type="string" calcext:value-type="string">
            <text:p>Unranked</text:p>
          </table:table-cell>
          <table:table-cell/>
          <table:table-cell office:value-type="string" calcext:value-type="string">
            <text:p>-</text:p>
          </table:table-cell>
          <table:table-cell table:content-validation-name="val33" office:value-type="string" calcext:value-type="string">
            <text:p>Element:GPCode</text:p>
          </table:table-cell>
          <table:table-cell table:content-validation-name="val33" office:value-type="string" calcext:value-type="string">
            <text:p>Element:GPName</text:p>
          </table:table-cell>
          <table:table-cell table:content-validation-name="val33" office:value-type="string" calcext:value-type="string">
            <text:p>Element:GPPractice</text:p>
          </table:table-cell>
          <table:table-cell table:content-validation-name="val33" office:value-type="string" calcext:value-type="string">
            <text:p>Element:LookUpGP</text:p>
          </table:table-cell>
          <table:table-cell table:content-validation-name="val33" office:value-type="string" calcext:value-type="string">
            <text:p>Element:GPLookUpKey</text:p>
          </table:table-cell>
          <table:table-cell table:content-validation-name="val33"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2"/>
          <table:table-cell/>
          <table:table-cell office:value-type="string" calcext:value-type="string">
            <text:p>-</text:p>
          </table:table-cell>
          <table:table-cell table:content-validation-name="val33" table:number-columns-repeated="19"/>
        </table:table-row>
      </table:table>
      <table:table table:name="Element" table:style-name="ta1" table:print="false">
        <table:table-column table:style-name="co11" table:default-cell-style-name="ce33"/>
        <table:table-column table:style-name="co11" table:default-cell-style-name="ce34"/>
        <table:table-column table:style-name="co15" table:default-cell-style-name="literal"/>
        <table:table-column table:style-name="co20" table:default-cell-style-name="ce22"/>
        <table:table-column table:style-name="co11" table:default-cell-style-name="ce24"/>
        <table:table-column table:style-name="co40" table:default-cell-style-name="ce31"/>
        <table:table-column table:style-name="co41" table:number-columns-repeated="2" table:default-cell-style-name="ce31"/>
        <table:table-column table:style-name="co30" table:default-cell-style-name="ce31"/>
        <table:table-column table:style-name="co42" table:default-cell-style-name="ce24"/>
        <table:table-column table:style-name="co43" table:default-cell-style-name="literal"/>
        <table:table-column table:style-name="co11" table:number-columns-repeated="4" table:default-cell-style-name="literal"/>
        <table:table-column table:style-name="co18" table:default-cell-style-name="ce22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11" table:default-cell-style-name="ce34"/>
        <table:table-column table:style-name="co44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30" table:default-cell-style-name="ce38"/>
        <table:table-column table:style-name="co30" table:default-cell-style-name="ce34"/>
        <table:table-column table:style-name="co45" table:default-cell-style-name="ce38"/>
        <table:table-row table:style-name="ro2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Extension</text:p>
          </table:table-cell>
          <table:table-cell table:style-name="ce10" office:value-type="string" calcext:value-type="string">
            <text:p>ElementType</text:p>
          </table:table-cell>
          <table:table-cell table:style-name="ce10" office:value-type="string" calcext:value-type="string">
            <text:p>DataType</text:p>
          </table:table-cell>
          <table:table-cell table:style-name="ce10" office:value-type="string" calcext:value-type="string">
            <text:p>RequiredValue</text:p>
          </table:table-cell>
          <table:table-cell table:style-name="ce10" office:value-type="string" calcext:value-type="string">
            <text:p>Scope</text:p>
          </table:table-cell>
          <table:table-cell table:style-name="ce10" office:value-type="string" calcext:value-type="string">
            <text:p>Units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Constraints</text:p>
          </table:table-cell>
          <table:table-cell table:style-name="ce10" office:value-type="string" calcext:value-type="string">
            <text:p>DefaultValue</text:p>
          </table:table-cell>
          <table:table-cell table:style-name="ce10" office:value-type="string" calcext:value-type="string">
            <text:p>CalculatedValue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Data</text:p>
          </table:table-cell>
          <table:table-cell table:style-name="ce10" table:number-columns-repeated="199"/>
        </table:table-row>
        <table:table-row table:style-name="ro2"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tim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oubl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Memo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memo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PatientMedi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patientMedia</text:p>
          </table:table-cell>
          <table:table-cell table:content-validation-name="val36" office:value-type="string" calcext:value-type="string">
            <text:p>base64Binary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2" office:value-type="string" calcext:value-type="string">
            <text:p>Years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2" office:value-type="string" calcext:value-type="string">
            <text:p>Months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2" office:value-type="string" calcext:value-type="string">
            <text:p>Days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integer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Day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table:number-columns-repeated="138"/>
        </table:table-row>
        <table:table-row table:style-name="ro2">
          <table:table-cell office:value-type="string" calcext:value-type="string">
            <text:p>MonthPicker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01-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02-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-03-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-04-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05-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06-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07-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08-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09-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-10-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11-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-12-</text:p>
          </table:table-cell>
          <table:table-cell table:number-columns-repeated="176"/>
        </table:table-row>
        <table:table-row table:style-name="ro2">
          <table:table-cell office:value-type="string" calcext:value-type="string">
            <text:p>HospitalNumber</text:p>
          </table:table-cell>
          <table:table-cell office:value-type="string" calcext:value-type="string">
            <text:p>Hospital Number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Required</text:p>
          </table:table-cell>
          <table:table-cell table:content-validation-name="val38"/>
          <table:table-cell table:content-validation-name="val39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NHSNumber</text:p>
          </table:table-cell>
          <table:table-cell office:value-type="string" calcext:value-type="string">
            <text:p>NHS Number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Overseas</text:p>
          </table:table-cell>
          <table:table-cell office:value-type="string" calcext:value-type="string">
            <text:p>Overseas Patient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aticHospitalNumber</text:p>
          </table:table-cell>
          <table:table-cell office:value-type="string" calcext:value-type="string">
            <text:p>Hospital Number*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 office:value-type="string" calcext:value-type="string">
            <text:p>Element:HospitalNumber</text:p>
          </table:table-cell>
          <table:table-cell table:content-validation-name="val35" office:value-type="string" calcext:value-type="string">
            <text:p>static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aticNHSNumber</text:p>
          </table:table-cell>
          <table:table-cell office:value-type="string" calcext:value-type="string">
            <text:p>NHS Number*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 office:value-type="string" calcext:value-type="string">
            <text:p>Element:NHSNumber</text:p>
          </table:table-cell>
          <table:table-cell table:content-validation-name="val35" office:value-type="string" calcext:value-type="string">
            <text:p>static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LookUpKe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calcul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4"/>
          <table:table-cell office:value-type="string" calcext:value-type="string">
            <text:p>if (Demographics/LookUpDemographics=true()) then Demographics/NHSNumber else .</text:p>
          </table:table-cell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LookUpDemographics</text:p>
          </table:table-cell>
          <table:table-cell office:value-type="string" calcext:value-type="string">
            <text:p>Find Demographics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/>
          <table:table-cell office:value-type="string" calcext:value-type="string">
            <text:p>not(RegistrationConfiguration/ConfigLookupDemographics='false') and Demographics/NHSNumber != ''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RegistrationConfigKe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3"/>
          <table:table-cell office:value-type="string" calcext:value-type="string">
            <text:p>'registrationconfig'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gistrationconfig</text:p>
          </table:table-cell>
          <table:table-cell office:value-type="string" calcext:value-type="string">
            <text:p>registrationConfig</text:p>
          </table:table-cell>
          <table:table-cell table:number-columns-repeated="198"/>
        </table:table-row>
        <table:table-row table:style-name="ro2">
          <table:table-cell office:value-type="string" calcext:value-type="string">
            <text:p>ConfigLookupDemographic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ConfigLookupG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Mr</text:p>
          </table:table-cell>
          <table:table-cell table:number-columns-repeated="2" office:value-type="string" calcext:value-type="string">
            <text:p>Mrs</text:p>
          </table:table-cell>
          <table:table-cell table:number-columns-repeated="2" office:value-type="string" calcext:value-type="string">
            <text:p>Miss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Dr</text:p>
          </table:table-cell>
          <table:table-cell table:number-columns-repeated="2" office:value-type="string" calcext:value-type="string">
            <text:p>Profess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Applicable</text:p>
          </table:table-cell>
          <table:table-cell table:number-columns-repeated="186"/>
        </table:table-row>
        <table:table-row table:style-name="ro2">
          <table:table-cell table:number-columns-repeated="2" office:value-type="string" calcext:value-type="string">
            <text:p>Fore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2" office:value-type="string" calcext:value-type="string">
            <text:p>Surnam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Sex Assigned at Birth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Male</text:p>
          </table:table-cell>
          <table:table-cell table:number-columns-repeated="2" office:value-type="string" calcext:value-type="string">
            <text:p>Female</text:p>
          </table:table-cell>
          <table:table-cell table:number-columns-repeated="2" office:value-type="string" calcext:value-type="string">
            <text:p>Interse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 </text:p>
          </table:table-cell>
          <table:table-cell table:number-columns-repeated="192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Gender Identity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Male</text:p>
          </table:table-cell>
          <table:table-cell table:number-columns-repeated="2" office:value-type="string" calcext:value-type="string">
            <text:p>Female</text:p>
          </table:table-cell>
          <table:table-cell table:number-columns-repeated="2" office:value-type="string" calcext:value-type="string">
            <text:p>Non-Binary</text:p>
          </table:table-cell>
          <table:table-cell table:number-columns-repeated="2" office:value-type="string" calcext:value-type="string">
            <text:p>Intersex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190"/>
        </table:table-row>
        <table:table-row table:style-name="ro2">
          <table:table-cell office:value-type="string" calcext:value-type="string">
            <text:p>DateOfBirth</text:p>
          </table:table-cell>
          <table:table-cell office:value-type="string" calcext:value-type="string">
            <text:p>Date of Birth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date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StreetAddress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TownCity</text:p>
          </table:table-cell>
          <table:table-cell office:value-type="string" calcext:value-type="string">
            <text:p>Town/City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PostCode</text:p>
          </table:table-cell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GPName</text:p>
          </table:table-cell>
          <table:table-cell office:value-type="string" calcext:value-type="string">
            <text:p>Dr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GPCode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GPPractice</text:p>
          </table:table-cell>
          <table:table-cell office:value-type="string" calcext:value-type="string">
            <text:p>Practic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GPLookUpKe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calculatedValu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4"/>
          <table:table-cell office:value-type="string" calcext:value-type="string">
            <text:p>if (GPDetails/LookUpGP=true()) then concat(GPDetails/GPCode,' ',GPDetails/TownCity) else .</text:p>
          </table:table-cell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LookUpGP</text:p>
          </table:table-cell>
          <table:table-cell office:value-type="string" calcext:value-type="string">
            <text:p>Find GP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boolean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/>
          <table:table-cell office:value-type="string" calcext:value-type="string">
            <text:p>not(RegistrationConfiguration/ConfigLookupGP='false')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ClinicCode</text:p>
          </table:table-cell>
          <table:table-cell office:value-type="string" calcext:value-type="string">
            <text:p>Clinic Code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enumeratedDirectory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office:value-type="string" calcext:value-type="string">
            <text:p>ClinicLocation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 office:value-type="string" calcext:value-type="string">
            <text:p>simpleType</text:p>
          </table:table-cell>
          <table:table-cell table:content-validation-name="val36" office:value-type="string" calcext:value-type="string">
            <text:p>string</text:p>
          </table:table-cell>
          <table:table-cell table:content-validation-name="val37" office:value-type="string" calcext:value-type="string">
            <text:p>Optional</text:p>
          </table:table-cell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table:style-name="ce28"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number-columns-repeated="5"/>
          <table:table-cell office:value-type="string" calcext:value-type="string">
            <text:p>-</text:p>
          </table:table-cell>
          <table:table-cell table:number-columns-repeated="200"/>
        </table:table-row>
      </table:table>
      <table:table table:name="Units" table:style-name="ta1" table:protected="true" table:print="false">
        <loext:table-protection loext:select-protected-cells="true" loext:select-unprotected-cells="true"/>
        <table:table-column table:style-name="co11" table:default-cell-style-name="ce33"/>
        <table:table-column table:style-name="co11" table:default-cell-style-name="ce34"/>
        <table:table-column table:style-name="co15" table:default-cell-style-name="literal"/>
        <table:table-column table:style-name="co20" table:default-cell-style-name="ce48"/>
        <table:table-row table:style-name="ro3"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DisplayName</text:p>
          </table:table-cell>
          <table:table-cell table:style-name="ce32" office:value-type="string" calcext:value-type="string">
            <text:p>Hi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month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</table:table-row>
        <table:table-row table:style-name="ro1" table:number-rows-repeated="17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CodePoint" table:style-name="ta1" table:protected="true" table:print="false">
        <loext:table-protection loext:select-protected-cells="true" loext:select-unprotected-cells="true"/>
        <table:table-column table:style-name="co11" table:default-cell-style-name="ce33"/>
        <table:table-column table:style-name="co11" table:default-cell-style-name="ce34"/>
        <table:table-column table:style-name="co11" table:default-cell-style-name="literal"/>
        <table:table-column table:style-name="co20" table:default-cell-style-name="ce48"/>
        <table:table-column table:style-name="co35" table:default-cell-style-name="literal"/>
        <table:table-column table:style-name="co35" table:default-cell-style-name="ce31"/>
        <table:table-column table:style-name="co20" table:default-cell-style-name="ce48"/>
        <table:table-column table:style-name="co11" table:default-cell-style-name="ce24"/>
        <table:table-column table:style-name="co11" table:default-cell-style-name="literal"/>
        <table:table-row table:style-name="ro3">
          <table:table-cell table:style-name="ce32" office:value-type="string" calcext:value-type="string">
            <text:p>Identifier</text:p>
          </table:table-cell>
          <table:table-cell table:style-name="ce29" office:value-type="string" calcext:value-type="string">
            <text:p>DisplayName</text:p>
          </table:table-cell>
          <table:table-cell table:style-name="ce29" office:value-type="string" calcext:value-type="string">
            <text:p>Hint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CodeSystem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Context</text:p>
          </table:table-cell>
          <table:table-cell table:style-name="ce10" office:value-type="string" calcext:value-type="string">
            <text:p>Cond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/>
          <table:table-cell table:content-validation-name="val40"/>
          <table:table-cell office:value-type="string" calcext:value-type="string">
            <text:p>-</text:p>
          </table:table-cell>
          <table:table-cell table:content-validation-name="val41"/>
          <table:table-cell/>
        </table:table-row>
        <table:table-row table:style-name="ro1" table:number-rows-repeated="38">
          <table:table-cell table:number-columns-repeated="5"/>
          <table:table-cell table:content-validation-name="val40"/>
          <table:table-cell/>
          <table:table-cell table:content-validation-name="val41"/>
          <table:table-cell/>
        </table:table-row>
        <table:table-row table:style-name="ro1">
          <table:table-cell table:number-columns-repeated="5"/>
          <table:table-cell table:content-validation-name="val40"/>
          <table:table-cell/>
          <table:table-cell table:content-validation-name="val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value" style:family="table-cell" style:parent-style-name="Default">
      <style:table-cell-properties fo:background-color="#e6e6ff"/>
    </style:style>
    <style:style style:name="displayName" style:family="table-cell" style:parent-style-name="Default">
      <style:table-cell-properties fo:background-color="#ccccff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6:04:43.660122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08T09:37:12</meta:creation-date>
    <meta:generator>LibreOffice/6.0.7.3$Linux_X86_64 LibreOffice_project/00m0$Build-3</meta:generator>
    <dc:date>2024-06-23T16:08:46.336906243</dc:date>
    <meta:editing-duration>P129DT21H24M45S</meta:editing-duration>
    <meta:editing-cycles>526</meta:editing-cycles>
    <meta:document-statistic meta:table-count="18" meta:cell-count="18255" meta:object-count="0"/>
  </office:meta>
</office:document-meta>
</file>